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-Bold" svg:font-family="Verdana-Bold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mpirates by Justin Somper</text:p>
      <text:p text:style-name="Standard">Come gather round ya mortals. I have a tale to tell yee. A shanty of the oldie sea.</text:p>
      <text:p text:style-name="Standard"> </text:p>
      <text:p text:style-name="Standard">I'll tell you a tale of Vampirates,</text:p>
      <text:p text:style-name="Standard">A tale as  old as true.</text:p>
      <text:p text:style-name="Standard">Yea, I'll sing you a song of ancient ship,</text:p>
      <text:p text:style-name="Standard">And its mighty fearsome crew.</text:p>
      <text:p text:style-name="Standard">Yea, I'll sing you a song of ancient ship,</text:p>
      <text:p text:style-name="Standard">That sails the oceans blue...</text:p>
      <text:p text:style-name="Standard">That haunt the oceans blue.</text:p>
      <text:p text:style-name="Standard"> </text:p>
      <text:p text:style-name="Standard">The vampirates ship has tattered sails,</text:p>
      <text:p text:style-name="Standard">That flap like wings in flight.</text:p>
      <text:p text:style-name="Standard">They say that the captain, he wears a veil</text:p>
      <text:p text:style-name="Standard">So as to curtian your fright</text:p>
      <text:p text:style-name="Standard">At his death-pale skin</text:p>
      <text:p text:style-name="Standard">And his lifeless eyes.</text:p>
      <text:p text:style-name="Standard">And his teeth as sharp as night.</text:p>
      <text:p text:style-name="Standard">Oh, they say the captain, he wears a veil</text:p>
      <text:p text:style-name="Standard">And his eyes never see the light.</text:p>
      <text:p text:style-name="Standard"> </text:p>
      <text:p text:style-name="Standard">You'd better be good, child-good as gold,</text:p>
      <text:p text:style-name="Standard">As good as good can be.</text:p>
      <text:p text:style-name="Standard">Else I'll turn you in to the Vampirates</text:p>
      <text:p text:style-name="Standard">And wave you out to sea.</text:p>
      <text:p text:style-name="Standard">Yes,you'd better be good. child-good as gold,</text:p>
      <text:p text:style-name="Standard">Because-look! Can you see?</text:p>
      <text:p text:style-name="Standard">There's a dark ship in the harbour tonight</text:p>
      <text:p text:style-name="Standard">And there's room in the hold for thee!</text:p>
      <text:p text:style-name="Standard">Plenty of room for thee!</text:p>
      <text:p text:style-name="Standard"> </text:p>
      <text:p text:style-name="Standard">Well if pirates are bad,</text:p>
      <text:p text:style-name="Standard">And Vampirates are worse,</text:p>
      <text:p text:style-name="Standard">Then I pray that as long as I be</text:p>
      <text:p text:style-name="Standard">That though  I sing of Vampirates</text:p>
      <text:p text:style-name="Standard">I never one shall see.</text:p>
      <text:p text:style-name="Standard">Yea, if pirates are danger</text:p>
      <text:p text:style-name="Standard">And vampires are death,</text:p>
      <text:p text:style-name="Standard">I'll extened my prayer for thee-</text:p>
      <text:p text:style-name="Standard">That thine eyes never see a Vampirate</text:p>
      <text:p text:style-name="Standard">And they never lay a hand on the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-Bold" svg:font-family="Verdana-Bold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creation-date>2007-09-18T17:32:48</meta:creation-date>
    <dc:date>2007-09-18T17:35:10</dc:date>
    <dc:language>en-GB</dc:language>
    <meta:editing-cycles>2</meta:editing-cycles>
    <meta:editing-duration>PT2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1" meta:word-count="249" meta:character-count="1221"/>
  </office:meta>
</office:document-meta>
</file>